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56.65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299.11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16pt" fo:break-before="auto" style:use-optimal-row-height="true"/>
    </style:style>
    <style:style style:name="ro2" style:family="table-row">
      <style:table-row-properties style:row-height="33.96pt" fo:break-before="auto" style:use-optimal-row-height="true"/>
    </style:style>
    <style:style style:name="ro3" style:family="table-row">
      <style:table-row-properties style:row-height="23.05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44.84pt" fo:break-before="auto" style:use-optimal-row-height="true"/>
    </style:style>
    <style:style style:name="ro6" style:family="table-row">
      <style:table-row-properties style:row-height="47pt" fo:break-before="auto" style:use-optimal-row-height="true"/>
    </style:style>
    <style:style style:name="ro7" style:family="table-row">
      <style:table-row-properties style:row-height="55.76pt" fo:break-before="auto" style:use-optimal-row-height="true"/>
    </style:style>
    <style:style style:name="ro8" style:family="table-row">
      <style:table-row-properties style:row-height="6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6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PATO:'quality'</text:p>
          </table:table-cell>
          <table:table-cell table:style-name="ce4" office:value-type="string" calcext:value-type="string">
            <text:p>A {PATO:'quality'} of a {whole plant} that indicates whether the plant is participating in one or more plant phenological stages {$plant phenological stage}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office:value-type="string" calcext:value-type="string">
            <text:p>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027</text:p>
          </table:table-cell>
          <table:table-cell office:value-type="string" calcext:value-type="string">
            <text:p>non-senescing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<text:s/>on a {whole plant} that are in the {vascular leaf expansion stage} or {vascular leaf post-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office:value-type="string" calcext:value-type="string">
            <text:p>expanding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<text:s/>on a {whole plant} that are in the {vascular leaf 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9</text:p>
          </table:table-cell>
          <table:table-cell office:value-type="string" calcext:value-type="string">
            <text:p>unfolding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<text:s/>on a {whole plant} that are in the {vascular leaf unfolding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30</text:p>
          </table:table-cell>
          <table:table-cell office:value-type="string" calcext:value-type="string">
            <text:p>unfolded expanding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<text:s/>on a {whole plant} that are in the {vascular leaf unfolded expanding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31</text:p>
          </table:table-cell>
          <table:table-cell office:value-type="string" calcext:value-type="string">
            <text:p>expanded not matur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 that are in the {vascular leaf expanded not mature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2</text:p>
          </table:table-cell>
          <table:table-cell office:value-type="string" calcext:value-type="string">
            <text:p>young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<text:s/>A {plant phenological trait} that is measured by the number of true leaves {$true leaf} on a {whole plant} that are in the {vascular leaf unfolded expanding stage} or {vascular leaf expanded not mature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3</text:p>
          </table:table-cell>
          <table:table-cell office:value-type="string" calcext:value-type="string">
            <text:p>unfolded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 that are in the {vascular leaf unfolded expanding stage} or {vascular leaf post-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office:value-type="string" calcext:value-type="string">
            <text:p>matur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 that are in the {vascular leaf mature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office:value-type="string" calcext:value-type="string">
            <text:p>senescing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 that are in the {vascular leaf senescen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office:value-type="string" calcext:value-type="string">
            <text:p>breaking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vegetative buds {$vegetative bud} on a {whole plant} that are in the {bud burs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office:value-type="string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A {plant phenological trait} that is measured by the number of new above-ground shoot-borne shoot system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5"/>
          <table:table-cell table:number-columns-repeated="5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office:value-type="string" calcext:value-type="string">
            <text:p>reproductive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reproductive structures (flower buds {$flower bud}, fresh flowers {$fresh flower}, fresh inflorescences {$fresh inflorescence}, fruits {$fruit}, and/or cones {$strobilus}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office:value-type="string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 buds {$flower bud}, fresh flowers {$fresh flower}, and/or fresh inflorescences {$fresh inflorescenc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inflorescences {$fresh inflorescenc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office:value-type="string" calcext:value-type="string">
            <text:p>open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open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office:value-type="string" calcext:value-type="string">
            <text:p>pollen-releasing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pollen-releasing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uits {$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office:value-type="string" calcext:value-type="string">
            <text:p>ripening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ripening fruits {$ripening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8</text:p>
          </table:table-cell>
          <table:table-cell office:value-type="string" calcext:value-type="string">
            <text:p>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ripe fruits {$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ning fruits {$ripening fruit} that have been abscised or removed by an herbivore and/or the number of ripening fruits on a {whole plant} that have abscised mature seeds {$mature seed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cones (strobili) {$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{$fresh micro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office:value-type="string" calcext:value-type="string">
            <text:p>open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{$fresh microsporangiate strobilus} on a {whole plant} that are in the {open microsporangiate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office:value-type="string" calcext:value-type="string">
            <text:p>pollen-releasing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male/pollen cones (microsporangiate strobili) {$fresh microsporangiate strobilus} on a {whole plant} that are in the {pollen-releasing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female/seed cones (fresh megasporangiate strobili) {$fresh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office:value-type="string" calcext:value-type="string">
            <text:p>un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unripe female/seed cones (unripe megasporangiate strobili) {$unripe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office:value-type="string" calcext:value-type="string">
            <text:p>ripening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ripening female/seed cones (ripening megasporangiate strobili) {$ripening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26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ning female/seed cones (ripening megasporangiate strobili) {$ripening megasporangiate strobilus} that have been abscised or removed by an herbivore and/or the number of ripening female/seed cones on a {whole plant} that have abscised mature seeds {$mature seed}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8" table:number-rows-repeated="3">
          <table:table-cell table:number-columns-repeated="10"/>
        </table:table-row>
        <table:table-row table:style-name="ro8" table:number-rows-repeated="3">
          <table:table-cell table:style-name="Default" table:number-columns-repeated="7"/>
          <table:table-cell table:number-columns-repeated="3"/>
        </table:table-row>
        <table:table-row table:style-name="ro8" table:number-rows-repeated="1048531">
          <table:table-cell table:number-columns-repeated="10"/>
        </table:table-row>
        <table:table-row table:style-name="ro8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09:33:47.993356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30T09:58:44.844639441</dc:date>
    <dc:creator>Brian </dc:creator>
    <meta:editing-duration>P23DT13H9M56S</meta:editing-duration>
    <meta:editing-cycles>93</meta:editing-cycles>
    <meta:generator>LibreOffice/5.1.4.2$Linux_X86_64 LibreOffice_project/10m0$Build-2</meta:generator>
    <meta:document-statistic meta:table-count="1" meta:cell-count="207" meta:object-count="0"/>
  </office:meta>
</office:document-meta>
</file>